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é JOLY-POTTUZ</meta:initial-creator>
    <meta:creation-date>2014-05-02T15:58:23.29</meta:creation-date>
    <meta:document-statistic meta:table-count="0" meta:image-count="0" meta:object-count="1" meta:page-count="1" meta:paragraph-count="0" meta:word-count="0" meta:character-count="0"/>
    <dc:date>2014-05-02T15:59:00.84</dc:date>
    <dc:creator>Chloé JOLY-POTTUZ</dc:creator>
    <meta:editing-duration>PT38S</meta:editing-duration>
    <meta:editing-cycles>1</meta:editing-cycles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169cm" svg:y="0.315cm" chart:style-name="ch2">
          <text:p>Ligne avec stations unidirectionnelles</text:p>
        </chart:title>
        <chart:subtitle svg:x="0.637cm" svg:y="1.3cm" chart:style-name="ch3">
          <text:p>vitesse = 17 (m/s) ; fréquence = 180s (1 métro toutes les 3 min) ; temps d'arrêt = 45 (s)</text:p>
        </chart:subtitle>
        <chart:legend chart:legend-position="end" svg:x="11.967cm" svg:y="3.945cm" style:legend-expansion="high" chart:style-name="ch4"/>
        <chart:plot-area chart:style-name="ch5" chart:data-source-has-labels="both" svg:x="1.32cm" svg:y="2.335cm" svg:width="10.009cm" svg:height="5.514cm">
          <chartooo:coordinate-region svg:x="2.143cm" svg:y="2.537cm" svg:width="8.994cm" svg:height="4.659cm"/>
          <chart:axis chart:dimension="x" chart:name="primary-x" chart:style-name="ch6" chartooo:axis-type="auto">
            <chart:title svg:x="4.997cm" svg:y="8.028cm" chart:style-name="ch7">
              <text:p>nombre de métro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7.298cm" chart:style-name="ch8">
              <text:p>conflits (unités) et retards (min)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flicts</text:p>
              </table:table-cell>
              <table:table-cell office:value-type="string">
                <text:p>retard en minut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.3166666666667">
                <text:p>15.3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4.2833333333333">
                <text:p>44.2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87.183333333333">
                <text:p>187.1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316.283333333333">
                <text:p>316.2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482.8">
                <text:p>48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686.5">
                <text:p>68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